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109" officeooo:paragraph-rsid="001bc109"/>
    </style:style>
    <style:style style:name="P2" style:family="paragraph" style:parent-style-name="Standard">
      <style:text-properties fo:font-weight="bold" officeooo:rsid="001bc109" officeooo:paragraph-rsid="001bc109" style:font-weight-asian="bold" style:font-weight-complex="bold"/>
    </style:style>
    <style:style style:name="P3" style:family="paragraph" style:parent-style-name="Standard">
      <style:text-properties fo:font-weight="bold" officeooo:rsid="001cba2b" officeooo:paragraph-rsid="001cba2b" style:font-weight-asian="bold" style:font-weight-complex="bold"/>
    </style:style>
    <style:style style:name="P4" style:family="paragraph" style:parent-style-name="Standard">
      <style:text-properties fo:font-weight="bold" officeooo:rsid="001d3e1a" officeooo:paragraph-rsid="001d3e1a" style:font-weight-asian="bold" style:font-weight-complex="bold"/>
    </style:style>
    <style:style style:name="P5" style:family="paragraph" style:parent-style-name="Standard">
      <style:text-properties fo:font-weight="bold" officeooo:rsid="001d5409" officeooo:paragraph-rsid="001d5409" style:font-weight-asian="bold" style:font-weight-complex="bold"/>
    </style:style>
    <style:style style:name="P6" style:family="paragraph" style:parent-style-name="Standard">
      <style:text-properties fo:font-weight="bold" officeooo:rsid="00207008" officeooo:paragraph-rsid="00207008" style:font-weight-asian="bold" style:font-weight-complex="bold"/>
    </style:style>
    <style:style style:name="P7" style:family="paragraph" style:parent-style-name="Standard">
      <style:text-properties fo:font-weight="bold" officeooo:rsid="00222d73" officeooo:paragraph-rsid="00222d73" style:font-weight-asian="bold" style:font-weight-complex="bold"/>
    </style:style>
    <style:style style:name="P8" style:family="paragraph" style:parent-style-name="Standard">
      <style:text-properties fo:font-weight="bold" officeooo:rsid="0022ca85" officeooo:paragraph-rsid="0022ca85" style:font-weight-asian="bold" style:font-weight-complex="bold"/>
    </style:style>
    <style:style style:name="P9" style:family="paragraph" style:parent-style-name="Standard">
      <style:text-properties fo:font-weight="bold" officeooo:rsid="00246cea" officeooo:paragraph-rsid="00246cea" style:font-weight-asian="bold" style:font-weight-complex="bold"/>
    </style:style>
    <style:style style:name="P10" style:family="paragraph" style:parent-style-name="Standard">
      <style:text-properties fo:font-weight="bold" officeooo:rsid="00269434" officeooo:paragraph-rsid="00269434" style:font-weight-asian="bold" style:font-weight-complex="bold"/>
    </style:style>
    <style:style style:name="P11" style:family="paragraph" style:parent-style-name="Standard">
      <style:text-properties fo:font-weight="bold" officeooo:rsid="0027c5bf" officeooo:paragraph-rsid="0027c5bf" style:font-weight-asian="bold" style:font-weight-complex="bold"/>
    </style:style>
    <style:style style:name="P12" style:family="paragraph" style:parent-style-name="Standard">
      <style:text-properties fo:font-weight="bold" officeooo:rsid="002f1013" officeooo:paragraph-rsid="002f1013" style:font-weight-asian="bold" style:font-weight-complex="bold"/>
    </style:style>
    <style:style style:name="P13" style:family="paragraph" style:parent-style-name="Standard">
      <style:text-properties fo:font-weight="bold" officeooo:rsid="001f3d6c" officeooo:paragraph-rsid="001f3d6c" style:font-weight-asian="bold" style:font-weight-complex="bold"/>
    </style:style>
    <style:style style:name="P14" style:family="paragraph" style:parent-style-name="Standard">
      <style:text-properties fo:font-weight="bold" officeooo:rsid="0033fb0d" officeooo:paragraph-rsid="0033fb0d" style:font-weight-asian="bold" style:font-weight-complex="bold"/>
    </style:style>
    <style:style style:name="P15" style:family="paragraph" style:parent-style-name="Standard">
      <style:text-properties officeooo:rsid="001cba2b" officeooo:paragraph-rsid="001cba2b"/>
    </style:style>
    <style:style style:name="P16" style:family="paragraph" style:parent-style-name="Standard">
      <style:text-properties officeooo:rsid="001d3e1a" officeooo:paragraph-rsid="001d3e1a"/>
    </style:style>
    <style:style style:name="P17" style:family="paragraph" style:parent-style-name="Standard">
      <style:text-properties officeooo:rsid="001d5409" officeooo:paragraph-rsid="001d5409"/>
    </style:style>
    <style:style style:name="P18" style:family="paragraph" style:parent-style-name="Standard">
      <style:text-properties fo:font-weight="normal" officeooo:rsid="001d5409" officeooo:paragraph-rsid="001d5409" style:font-weight-asian="normal" style:font-weight-complex="normal"/>
    </style:style>
    <style:style style:name="P19" style:family="paragraph" style:parent-style-name="Standard">
      <style:text-properties fo:font-weight="normal" officeooo:rsid="001d5409" officeooo:paragraph-rsid="001d6b6e" style:font-weight-asian="normal" style:font-weight-complex="normal"/>
    </style:style>
    <style:style style:name="P20" style:family="paragraph" style:parent-style-name="Standard">
      <style:text-properties fo:font-weight="normal" officeooo:rsid="001f3d6c" officeooo:paragraph-rsid="001f3d6c" style:font-weight-asian="normal" style:font-weight-complex="normal"/>
    </style:style>
    <style:style style:name="P21" style:family="paragraph" style:parent-style-name="Standard">
      <style:text-properties fo:font-weight="normal" officeooo:rsid="00246cea" officeooo:paragraph-rsid="00246cea" style:font-weight-asian="normal" style:font-weight-complex="normal"/>
    </style:style>
    <style:style style:name="P22" style:family="paragraph" style:parent-style-name="Standard">
      <style:text-properties fo:font-weight="normal" officeooo:rsid="00269434" officeooo:paragraph-rsid="00269434" style:font-weight-asian="normal" style:font-weight-complex="normal"/>
    </style:style>
    <style:style style:name="P23" style:family="paragraph" style:parent-style-name="Standard">
      <style:text-properties fo:font-weight="normal" officeooo:rsid="0027c5bf" officeooo:paragraph-rsid="0027c5bf" style:font-weight-asian="normal" style:font-weight-complex="normal"/>
    </style:style>
    <style:style style:name="P24" style:family="paragraph" style:parent-style-name="Standard">
      <style:text-properties fo:font-weight="normal" officeooo:rsid="0022ca85" officeooo:paragraph-rsid="0022ca85" style:font-weight-asian="normal" style:font-weight-complex="normal"/>
    </style:style>
    <style:style style:name="P25" style:family="paragraph" style:parent-style-name="Standard">
      <style:text-properties fo:font-weight="normal" officeooo:rsid="0022ca85" officeooo:paragraph-rsid="00222d73" style:font-weight-asian="normal" style:font-weight-complex="normal"/>
    </style:style>
    <style:style style:name="P26" style:family="paragraph" style:parent-style-name="Standard">
      <style:text-properties fo:font-weight="normal" officeooo:rsid="002c8663" officeooo:paragraph-rsid="002c8663" style:font-weight-asian="normal" style:font-weight-complex="normal"/>
    </style:style>
    <style:style style:name="P27" style:family="paragraph" style:parent-style-name="Standard">
      <style:text-properties fo:font-weight="normal" officeooo:rsid="00309fb8" officeooo:paragraph-rsid="00309fb8" style:font-weight-asian="normal" style:font-weight-complex="normal"/>
    </style:style>
    <style:style style:name="P28" style:family="paragraph" style:parent-style-name="Standard">
      <style:text-properties fo:font-weight="normal" officeooo:rsid="00309fb8" officeooo:paragraph-rsid="00311ae2" style:font-weight-asian="normal" style:font-weight-complex="normal"/>
    </style:style>
    <style:style style:name="P29" style:family="paragraph" style:parent-style-name="Standard">
      <style:text-properties fo:font-weight="normal" officeooo:rsid="00311ae2" officeooo:paragraph-rsid="00311ae2" style:font-weight-asian="normal" style:font-weight-complex="normal"/>
    </style:style>
    <style:style style:name="P30" style:family="paragraph" style:parent-style-name="Standard">
      <style:text-properties fo:font-weight="normal" officeooo:rsid="00369b22" officeooo:paragraph-rsid="00369b22" style:font-weight-asian="normal" style:font-weight-complex="normal"/>
    </style:style>
    <style:style style:name="P31" style:family="paragraph" style:parent-style-name="Standard">
      <style:text-properties fo:font-size="14pt" fo:font-weight="bold" officeooo:rsid="00222d73" officeooo:paragraph-rsid="00222d73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1f3d6c" officeooo:paragraph-rsid="001f3d6c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rsid="002f1013" officeooo:paragraph-rsid="002f1013"/>
    </style:style>
    <style:style style:name="P34" style:family="paragraph" style:parent-style-name="Preformatted_20_Text">
      <style:text-properties fo:font-weight="normal" officeooo:rsid="001f3d6c" officeooo:paragraph-rsid="001f3d6c" style:font-weight-asian="normal" style:font-weight-complex="normal"/>
    </style:style>
    <style:style style:name="P35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36" style:family="paragraph" style:parent-style-name="Standard">
      <style:text-properties fo:font-weight="normal" officeooo:rsid="0033fb0d" officeooo:paragraph-rsid="0033fb0d" style:font-weight-asian="normal" style:font-weight-complex="normal"/>
    </style:style>
    <style:style style:name="P37" style:family="paragraph" style:parent-style-name="Standard">
      <style:text-properties fo:font-weight="normal" officeooo:rsid="0027c5bf" officeooo:paragraph-rsid="0027c5bf" style:font-weight-asian="normal" style:font-weight-complex="normal"/>
    </style:style>
    <style:style style:name="P38" style:family="paragraph" style:parent-style-name="Standard">
      <style:text-properties fo:font-size="14pt" fo:font-weight="bold" officeooo:rsid="003a805b" officeooo:paragraph-rsid="003a805b" style:font-size-asian="14pt" style:font-weight-asian="bold" style:font-size-complex="14pt" style:font-weight-complex="bold"/>
    </style:style>
    <style:style style:name="P39" style:family="paragraph" style:parent-style-name="Preformatted_20_Text">
      <style:text-properties fo:font-size="14pt" fo:font-weight="bold" officeooo:paragraph-rsid="0033fb0d" style:font-size-asian="14pt" style:font-weight-asian="bold" style:font-size-complex="14pt" style:font-weight-complex="bold"/>
    </style:style>
    <style:style style:name="P40" style:family="paragraph" style:parent-style-name="Preformatted_20_Text">
      <style:text-properties fo:font-size="14pt" fo:font-weight="bold" officeooo:rsid="003a805b" officeooo:paragraph-rsid="003a805b" style:font-size-asian="14pt" style:font-weight-asian="bold" style:font-size-complex="14pt" style:font-weight-complex="bold"/>
    </style:style>
    <style:style style:name="P41" style:family="paragraph" style:parent-style-name="Preformatted_20_Text">
      <style:text-properties officeooo:paragraph-rsid="00397023"/>
    </style:style>
    <style:style style:name="P4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d6b6e"/>
    </style:style>
    <style:style style:name="T2" style:family="text">
      <style:text-properties officeooo:rsid="001ea7c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6" style:family="text">
      <style:text-properties fo:font-variant="normal" fo:text-transform="none" fo:color="#242729" style:font-name="Consolas" fo:font-size="9.75pt" fo:letter-spacing="normal" fo:font-style="normal" officeooo:rsid="002b82eb" fo:background-color="#eff0f1" loext:char-shading-value="0" loext:padding="0in" loext:border="none"/>
    </style:style>
    <style:style style:name="T7" style:family="text">
      <style:text-properties fo:font-variant="normal" fo:text-transform="none" fo:color="#242729" fo:letter-spacing="normal" fo:background-color="#eff0f1" loext:char-shading-value="0" loext:padding="0in" loext:border="none"/>
    </style:style>
    <style:style style:name="T8" style:family="text">
      <style:text-properties officeooo:rsid="0023786e"/>
    </style:style>
    <style:style style:name="T9" style:family="text">
      <style:text-properties style:text-position="super 58%"/>
    </style:style>
    <style:style style:name="T10" style:family="text">
      <style:text-properties officeooo:rsid="00311ae2"/>
    </style:style>
    <style:style style:name="T11" style:family="text">
      <style:text-properties officeooo:rsid="00359117"/>
    </style:style>
    <style:style style:name="T12" style:family="text">
      <style:text-properties officeooo:rsid="00397023"/>
    </style:style>
    <style:style style:name="T13" style:family="text">
      <style:text-properties officeooo:rsid="0033fb0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ILTER tshark fields</text:p>
      <text:p text:style-name="P33"/>
      <text:p text:style-name="P33">tshark -G fields | grep wlan # search fields that have wlan in them</text:p>
      <text:p text:style-name="P33"/>
      <text:p text:style-name="P2">Google query searches URI- </text:p>
      <text:p text:style-name="P1"/>
      <text:p text:style-name="P1">tshark -n -r pcap -Y 'http.request and http.host contains google' -T fields -e 'http.request.uri' | grep /complete/search &gt; search.txt </text:p>
      <text:p text:style-name="P1"/>
      <text:p text:style-name="P2">Histogram of sites that user visited (sites of interest)</text:p>
      <text:p text:style-name="P1"/>
      <text:p text:style-name="P1">tshark -n -r file.pcap -Y ‘http.host’ -T fields -e http.host | sort | uniq -c | sort -n</text:p>
      <text:p text:style-name="P1"/>
      <text:p text:style-name="P3">WireShark filter based on website</text:p>
      <text:p text:style-name="P15"/>
      <text:p text:style-name="P15">http.host conatins pastesite.com</text:p>
      <text:p text:style-name="P15"/>
      <text:p text:style-name="P16">Pull data out of frame → HTML Forum URL Encoded → Form Item : “paste” /VALUE→ right click and select export selected packet bytes. <text:s/>Then unencode. </text:p>
      <text:p text:style-name="P16"/>
      <text:p text:style-name="P4">Perl expression base64 decode</text:p>
      <text:p text:style-name="P16"/>
      <text:p text:style-name="P16">perl -pe ‘s/%(..)/chr(hex($1))/ge’ <text:s/>base64.file &gt;fixed.b64</text:p>
      <text:p text:style-name="P16"/>
      <text:p text:style-name="P16">base64 -di fixed.b64 &gt; recovered.file</text:p>
      <text:p text:style-name="P16"/>
      <text:p text:style-name="P16">file recovered.file </text:p>
      <text:p text:style-name="P16"/>
      <text:p text:style-name="P16">open with appropriate application</text:p>
      <text:p text:style-name="P16"/>
      <text:p text:style-name="P5">Show flows ordered by start time of host IP</text:p>
      <text:p text:style-name="P5"/>
      <text:p text:style-name="P17">nfdump -R netflow/ -O tstart ‘host 10.3.58.7’</text:p>
      <text:p text:style-name="P17"/>
      <text:p text:style-name="P5">Show flow ordered by bytes from host IP</text:p>
      <text:p text:style-name="P5"/>
      <text:p text:style-name="P18">nfdump -R netflow/ -O bytes <text:s/>‘host 10.3.58.7’ | head</text:p>
      <text:p text:style-name="P18"/>
      <text:p text:style-name="P18">nfdump -R netflow/ -O bytes <text:s/>‘host 10.3.58.7 and host 10.3.58.5’ | head </text:p>
      <text:p text:style-name="P18"/>
      <text:p text:style-name="P19">nfdump -R netflow/ -<text:span text:style-name="T1">A srcip,dstip -O</text:span> <text:span text:style-name="T1">flows -c 10 -o ‘fmt:%sa → %dap %byt %fl’ </text:span></text:p>
      <text:p text:style-name="P19"/>
      <text:p text:style-name="P19">nfdump -R netflow/ -<text:span text:style-name="T1">A srcip,dstip -O</text:span> <text:span text:style-name="T1">flows -c 10 -o ‘fmt:%sa → %dap %byt %fl’ ‘not dst net LAN.Network,IP/24’ # aggregate on srcip/dstip , format src addr → dst addr, bytes, flow</text:span></text:p>
      <text:p text:style-name="P19"/>
      <text:p text:style-name="P19">nfdump -R netflow/ <text:span text:style-name="T1">-O</text:span> <text:span text:style-name="T1">bytes ‘host 10.3.58.5 and host BAD.IP’ | less # pivot down into specific data flow </text:span></text:p>
      <text:p text:style-name="P19"/>
      <text:p text:style-name="P19">-<text:span text:style-name="T2">B → port =based directionality (based on lower port as server)</text:span></text:p>
      <text:p text:style-name="P19"><text:soft-page-break/></text:p>
      <text:p text:style-name="P13">show top talkers in bytes</text:p>
      <text:p text:style-name="P20">nfdump -R netflow/ -s ip/bytes ‘not dst net LAN.Network.IP/24’ </text:p>
      <text:p text:style-name="P6">Unzip files in Bash:</text:p>
      <text:p text:style-name="P34"><text:span text:style-name="Source_20_Text"><text:span text:style-name="T5">for i in </text:span></text:span><text:span text:style-name="Source_20_Text"><text:span text:style-name="T6">path/</text:span></text:span><text:span text:style-name="Source_20_Text"><text:span text:style-name="T5">*.zip; do</text:span></text:span></text:p>
      <text:p text:style-name="P35"><text:span text:style-name="Source_20_Text"><text:span text:style-name="T7"><text:s text:c="4"/></text:span></text:span><text:span text:style-name="Source_20_Text"><text:span text:style-name="T4">unzip "$i"</text:span></text:span></text:p>
      <text:p text:style-name="P35"><text:span text:style-name="Source_20_Text"><text:span text:style-name="T4">done</text:span></text:span></text:p>
      <text:p text:style-name="P20"/>
      <text:p text:style-name="P20"/>
      <text:p text:style-name="P31">WE DON’T KNOW ANYTHING, WORRIED ABOUT EXFIL DATA OUT OF NETWORK</text:p>
      <text:p text:style-name="P32"/>
      <text:p text:style-name="P7">1. find by byte count external Ips</text:p>
      <text:p text:style-name="P24">SIFT$ nfdump -R netflow/ -A srcip,dstip -O bytes -o 'fmt:%sa -&gt; %da%byt%fl' 'not dst net 10.0.0.0/8' | head</text:p>
      <text:p text:style-name="P24"><text:s text:c="5"/>Src IP Addr <text:s text:c="8"/>Dst IP Addr <text:s text:c="2"/>BytesFlows</text:p>
      <text:p text:style-name="P24">Verify map id 0: ERROR: Expected 7 elements in map, but found 2!</text:p>
      <text:p text:style-name="P24"><text:s text:c="7"/>10.3.58.6 -&gt; <text:s text:c="2"/>207.58.245.179 <text:s/>47.1 M 1210</text:p>
      <text:p text:style-name="P24"><text:s text:c="7"/>10.3.58.7 -&gt; <text:s text:c="3"/>199.73.28.114 <text:s/>34.8 M25015</text:p>
      <text:p text:style-name="P24"><text:s text:c="7"/>10.3.58.5 -&gt; <text:s text:c="3"/>199.73.28.114 <text:s/>18.6 M <text:s text:c="2"/>86</text:p>
      <text:p text:style-name="P24"><text:s text:c="7"/>10.3.58.5 -&gt; <text:s text:c="3"/>199.59.148.87 <text:s/>12.1 M 5897</text:p>
      <text:p text:style-name="P24"><text:s text:c="7"/>10.3.58.6 -&gt; <text:s text:c="3"/>199.73.28.114 <text:s/>11.4 M13376</text:p>
      <text:p text:style-name="P24"><text:s text:c="7"/>10.3.58.4 -&gt; <text:s text:c="2"/>173.173.88.154 <text:s text:c="2"/>8.3 M 1789</text:p>
      <text:p text:style-name="P24"><text:s text:c="7"/>10.3.58.4 -&gt; <text:s text:c="3"/>96.255.98.154 <text:s text:c="2"/>7.9 M 3469</text:p>
      <text:p text:style-name="P24"><text:s text:c="7"/>10.3.58.5 -&gt; <text:s text:c="2"/>12.190.135.235 <text:s text:c="2"/>5.5 M 8850</text:p>
      <text:p text:style-name="P25"/>
      <text:p text:style-name="P8">2. Pivot on output using NFDUMP based on first line <text:span text:style-name="T8">Ips </text:span>in last command</text:p>
      <text:p text:style-name="P24"/>
      <text:p text:style-name="P24">SIFT$ nfdump -R netflow/ -O bytes 'host 10.3.58.6 and host 207.58.245.179' | head</text:p>
      <text:p text:style-name="P24"/>
      <text:p text:style-name="P24">Date first seen <text:s text:c="9"/>Duration Proto <text:s text:c="5"/>Src IP Addr:Port <text:s text:c="9"/>Dst IP Addr:Port <text:s text:c="2"/>Packets <text:s text:c="3"/>Bytes Flows</text:p>
      <text:p text:style-name="P24">Verify map id 0: ERROR: Expected 7 elements in map, but found 2!</text:p>
      <text:p text:style-name="P24">2013-07-21 01:43:55.186 <text:s text:c="2"/>303.793 TCP <text:s text:c="9"/>10.3.58.6:61684 -&gt; <text:s text:c="2"/>207.58.245.179:80 <text:s text:c="6"/>32201 <text:s text:c="2"/>25.3 M <text:s text:c="4"/>1</text:p>
      <text:p text:style-name="P24">2013-07-21 01:48:59.064 <text:s text:c="2"/>245.649 TCP <text:s text:c="9"/>10.3.58.6:61684 -&gt; <text:s text:c="2"/>207.58.245.179:80 <text:s text:c="6"/>26429 <text:s text:c="2"/>20.8 M <text:s text:c="4"/>1</text:p>
      <text:p text:style-name="P24">2013-07-21 01:32:30.727 <text:s text:c="4"/>6.425 TCP <text:s text:c="4"/>207.58.245.179:80 <text:s text:c="3"/>-&gt; <text:s text:c="7"/>10.3.58.6:61407 <text:s text:c="4"/>2126 <text:s text:c="3"/>3.1 M <text:s text:c="4"/>1</text:p>
      <text:p text:style-name="P24">2013-07-21 01:43:55.292 <text:s text:c="2"/>303.687 TCP <text:s text:c="4"/>207.58.245.179:80 <text:s text:c="3"/>-&gt; <text:s text:c="7"/>10.3.58.6:61684 <text:s text:c="3"/>35373 <text:s text:c="3"/>2.0 M <text:s text:c="4"/>1</text:p>
      <text:p text:style-name="P24">2013-07-21 01:48:59.063 <text:s text:c="2"/>245.650 TCP <text:s text:c="4"/>207.58.245.179:80 <text:s text:c="3"/>-&gt; <text:s text:c="7"/>10.3.58.6:61684 <text:s text:c="3"/>29343 <text:s text:c="3"/>1.6 M <text:s text:c="4"/>1</text:p>
      <text:p text:style-name="P24">2013-07-21 02:55:44.346 <text:s text:c="4"/>2.071 TCP <text:s text:c="9"/>10.3.58.6:63361 -&gt; <text:s text:c="2"/>207.58.245.179:443 <text:s text:c="7"/>143 <text:s text:c="2"/>196947 <text:s text:c="4"/>1</text:p>
      <text:p text:style-name="P24">2013-07-21 03:00:57.943 <text:s text:c="4"/>1.151 TCP <text:s text:c="9"/>10.3.58.6:63471 -&gt; <text:s text:c="2"/>207.58.245.179:443 <text:s text:c="7"/>123 <text:s text:c="2"/>176930 <text:s text:c="4"/>1</text:p>
      <text:p text:style-name="P24">2013-07-21 01:32:30.630 <text:s text:c="4"/>6.523 TCP <text:s text:c="9"/>10.3.58.6:61407 -&gt; <text:s text:c="2"/>207.58.245.179:80 <text:s text:c="8"/>934 <text:s text:c="3"/>54632 <text:s text:c="4"/>1</text:p>
      <text:p text:style-name="P24"/>
      <text:p text:style-name="P9"><text:soft-page-break/></text:p>
      <text:p text:style-name="P9"/>
      <text:p text:style-name="P9"/>
      <text:p text:style-name="P9">3. Who else is talking to that external IP address?</text:p>
      <text:p text:style-name="P9"/>
      <text:p text:style-name="P21">Date first seen <text:s text:c="9"/>Duration <text:s text:c="6"/>Src IP Addr <text:s text:c="2"/>Packets <text:s text:c="3"/>Bytes <text:s text:c="5"/>bps <text:s text:c="3"/>Bpp Flows</text:p>
      <text:p text:style-name="P21">Verify map id 0: ERROR: Expected 7 elements in map, but found 2!</text:p>
      <text:p text:style-name="P21">2013-07-17 03:27:52.854 22377.123 <text:s text:c="8"/>10.3.58.7 <text:s text:c="5"/>4541 <text:s text:c="2"/>865272 <text:s text:c="5"/>309 <text:s text:c="3"/>190 <text:s text:c="3"/>55</text:p>
      <text:p text:style-name="P21">2013-07-18 07:26:19.856 <text:s text:c="3"/>28.346 <text:s text:c="8"/>10.3.58.5 <text:s text:c="7"/>52 <text:s text:c="4"/>4233 <text:s text:c="4"/>1194 <text:s text:c="4"/>81 <text:s text:c="4"/>6</text:p>
      <text:p text:style-name="P21">2013-07-21 01:32:30.630 <text:s/>6953.694 <text:s text:c="8"/>10.3.58.6 <text:s text:c="4"/>67084 <text:s text:c="2"/>47.1 M <text:s text:c="3"/>54173 <text:s text:c="3"/>701 <text:s/>1210</text:p>
      <text:p text:style-name="P21"/>
      <text:p text:style-name="P22"><text:span text:style-name="T3">4. <text:s/>More comms between top host an</text:span>d dst.</text:p>
      <text:p text:style-name="P22"/>
      <text:p text:style-name="P22">nfdump -R netflow/ -O tstart <text:s/>'host 10.3.58.5 and host 207.58.245.179' | head</text:p>
      <text:p text:style-name="P22"/>
      <text:p text:style-name="P10">5. <text:s/>Let’s see next external IP</text:p>
      <text:p text:style-name="P22"/>
      <text:p text:style-name="P22">SIFT$ nfdump -R netflow/ -O tstart <text:s/>'host 10.3.58.7 and host 207.58.245.179' | head</text:p>
      <text:p text:style-name="P22">Date first seen <text:s text:c="9"/>Duration Proto <text:s text:c="5"/>Src IP Addr:Port <text:s text:c="9"/>Dst IP Addr:Port <text:s text:c="2"/>Packets <text:s text:c="3"/>Bytes Flows</text:p>
      <text:p text:style-name="P22">Verify map id 0: ERROR: Expected 7 elements in map, but found 2!</text:p>
      <text:p text:style-name="P22">2013-07-17 03:27:52.854 <text:s text:c="4"/>0.652 TCP <text:s text:c="9"/>10.3.58.7:2842 <text:s/>-&gt; <text:s text:c="2"/>207.58.245.179:80 <text:s text:c="9"/>17 <text:s text:c="5"/>969 <text:s text:c="4"/>1</text:p>
      <text:p text:style-name="P22">2013-07-17 03:27:52.952 <text:s text:c="4"/>0.658 TCP <text:s text:c="4"/>207.58.245.179:80 <text:s text:c="3"/>-&gt; <text:s text:c="7"/>10.3.58.7:2842 <text:s text:c="7"/>28 <text:s text:c="3"/>36813 <text:s text:c="4"/>1</text:p>
      <text:p text:style-name="P22">2013-07-17 03:27:55.833 <text:s text:c="4"/>0.275 TCP <text:s text:c="9"/>10.3.58.7:2847 <text:s/>-&gt; <text:s text:c="2"/>207.58.245.179:80 <text:s text:c="10"/>5 <text:s text:c="5"/>486 <text:s text:c="4"/>1</text:p>
      <text:p text:style-name="P22">2013-07-17 03:27:55.933 <text:s text:c="4"/>0.272 TCP <text:s text:c="4"/>207.58.245.179:80 <text:s text:c="3"/>-&gt; <text:s text:c="7"/>10.3.58.7:2847 <text:s text:c="8"/>5 <text:s text:c="5"/>677 <text:s text:c="4"/>1</text:p>
      <text:p text:style-name="P22">2013-07-17 03:27:56.117 <text:s text:c="4"/>0.201 TCP <text:s text:c="9"/>10.3.58.7:2848 <text:s/>-&gt; <text:s text:c="2"/>207.58.245.179:80 <text:s text:c="10"/>5 <text:s text:c="5"/>516 <text:s text:c="4"/>1</text:p>
      <text:p text:style-name="P22">2013-07-17 03:27:56.174 <text:s text:c="4"/>0.394 TCP <text:s text:c="9"/>10.3.58.7:2849 <text:s/>-&gt; <text:s text:c="2"/>207.58.245.179:80 <text:s text:c="10"/>6 <text:s text:c="5"/>542 <text:s text:c="4"/>1</text:p>
      <text:p text:style-name="P22">2013-07-17 03:27:56.216 <text:s text:c="4"/>0.201 TCP <text:s text:c="4"/>207.58.245.179:80 <text:s text:c="3"/>-&gt; <text:s text:c="7"/>10.3.58.7:2848 <text:s text:c="8"/>5 <text:s text:c="5"/>677 <text:s text:c="4"/>1</text:p>
      <text:p text:style-name="P22">2013-07-17 03:27:56.276 <text:s text:c="4"/>0.391 TCP <text:s text:c="4"/>207.58.245.179:80 <text:s text:c="3"/>-&gt; <text:s text:c="7"/>10.3.58.7:2849 <text:s text:c="8"/>7 <text:s text:c="4"/>4665 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/>
      <text:p text:style-name="P30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11">6. <text:s/>Next external IP and identified host</text:p>
      <text:p text:style-name="P23">SIFT$ nfdump -R netflow/ -O bytes 'host 10.3.58.5 and host 199.73.28.114' | head</text:p>
      <text:p text:style-name="P23"/>
      <text:p text:style-name="P23">Date first seen <text:s text:c="9"/>Duration Proto <text:s text:c="5"/>Src IP Addr:Port <text:s text:c="9"/>Dst IP Addr:Port <text:s text:c="2"/>Packets <text:s text:c="3"/>Bytes Flows</text:p>
      <text:p text:style-name="P23">Verify map id 0: ERROR: Expected 7 elements in map, but found 2!</text:p>
      <text:p text:style-name="P23">2013-07-19 01:33:29.072 <text:s text:c="2"/>304.884 TCP <text:s text:c="9"/>10.3.58.5:49983 -&gt; <text:s text:c="3"/>199.73.28.114:443 <text:s text:c="6"/>5877 <text:s text:c="3"/>4.8 M <text:s text:c="4"/>1</text:p>
      <text:p text:style-name="P23">2013-07-19 01:38:34.057 <text:s text:c="2"/>304.875 TCP <text:s text:c="9"/>10.3.58.5:49983 -&gt; <text:s text:c="3"/>199.73.28.114:443 <text:s text:c="6"/>5022 <text:s text:c="3"/>3.3 M <text:s text:c="4"/>1</text:p>
      <text:p text:style-name="P23">2013-07-19 01:43:39.041 <text:s text:c="2"/>336.997 TCP <text:s text:c="9"/>10.3.58.5:49983 -&gt; <text:s text:c="3"/>199.73.28.114:443 <text:s text:c="6"/>3328 <text:s text:c="3"/>2.7 M <text:s text:c="4"/>1</text:p>
      <text:p text:style-name="P23">2013-07-19 00:21:09.090 <text:s text:c="2"/>339.855 TCP <text:s text:c="9"/>10.3.58.5:49754 -&gt; <text:s text:c="3"/>199.73.28.114:443 <text:s text:c="6"/>2402 <text:s text:c="3"/>2.5 M <text:s text:c="4"/>1</text:p>
      <text:p text:style-name="P23">2013-07-19 00:04:04.004 <text:s text:c="2"/>304.518 TCP <text:s text:c="9"/>10.3.58.5:49754 -&gt; <text:s text:c="3"/>199.73.28.114:443 <text:s text:c="6"/>2291 <text:s text:c="3"/>1.2 M <text:s text:c="4"/>1</text:p>
      <text:p text:style-name="P23">2013-07-19 00:34:48.122 <text:s text:c="2"/>314.749 TCP <text:s text:c="5"/>199.73.28.114:443 <text:s text:c="2"/>-&gt; <text:s text:c="7"/>10.3.58.5:49983 <text:s text:c="4"/>1014 <text:s text:c="3"/>1.0 M <text:s text:c="4"/>1</text:p>
      <text:p text:style-name="P23">2013-07-18 23:53:54.268 <text:s text:c="2"/>304.690 TCP <text:s text:c="5"/>199.73.28.114:443 <text:s text:c="2"/>-&gt; <text:s text:c="7"/>10.3.58.5:49754 <text:s text:c="5"/>913 <text:s text:c="3"/>1.0 M <text:s text:c="4"/>1</text:p>
      <text:p text:style-name="P23">2013-07-19 00:26:49.007 <text:s text:c="2"/>302.515 TCP <text:s text:c="9"/>10.3.58.5:49754 -&gt; <text:s text:c="3"/>199.73.28.114:443 <text:s text:c="6"/>1615 <text:s text:c="3"/>1.0 M <text:s text:c="4"/>1</text:p>
      <text:p text:style-name="P23"/>
      <text:p text:style-name="P26">http.cookie | sed ‘s/; /\n/g’ | grep ^_utm <text:s text:c="2"/># sed – replace “; “ with new line</text:p>
      <text:p text:style-name="P26"/>
      <text:p text:style-name="P27">awk ‘/Firefox\/20.0/ {print$1,$4,$5}’ combined-access.log #for lines that match Firefox 20.0, print variables 1,4, 5 in file combined-access.log <text:s/></text:p>
      <text:p text:style-name="P27"/>
      <text:p text:style-name="P27">awk ‘/Firefox\/20.0/ {print$1,$4,$5}’ combined-access.log | linewatch -t 10% -B 1 <text:s/>#hal’s linewatch script (patterns that are off 10%) print 1<text:span text:style-name="T9">st</text:span> line before -B 1</text:p>
      <text:p text:style-name="P27"/>
      <text:p text:style-name="P27">awk ‘/Firefox\/20.0/ {print$7}’ combined-access.log | less</text:p>
      <text:p text:style-name="P27"/>
      <text:p text:style-name="P27">awk ‘/Firefox\/20.0/ {print$7}’ combined-access.log | cut -d/ -f3 | sort | uniq -c | sort -n <text:s/>#delimited is / and get field 3)</text:p>
      <text:p text:style-name="P27"/>
      <text:p text:style-name="P28">awk ‘/Firefox\/20.0/ {print$7}’ combined-access.log | <text:span text:style-name="T10">grep yahoo.com/</text:span></text:p>
      <text:p text:style-name="P28"/>
      <text:p text:style-name="P29">grep /search.yahoo.com/search</text:p>
      <text:p text:style-name="P29"/>
      <text:p text:style-name="P29">grep ^<text:a xlink:type="simple" xlink:href="http://search.yahoo.com/search" text:style-name="Internet_20_link" text:visited-style-name="Visited_20_Internet_20_Link">http://search.yahoo.com/search</text:a></text:p>
      <text:p text:style-name="P29"/>
      <text:p text:style-name="P14">SSL handshake convert decimal to HEX. <text:span text:style-name="T11">On output, do manual lookup with IANA at http://for572.com/hf4gp</text:span></text:p>
      <text:p text:style-name="P36">tshark -n -r pcap -Y ‘ssl.handshake.type==1’ -T fields -e ssl.handshake.ciphersuite | perl -pe ‘s/(\d+)/sprintf(“0x%04x”,$1)/ge’ | sort | uniq -c | sort -nr</text:p>
      <text:p text:style-name="P36"><text:soft-page-break/></text:p>
      <text:p text:style-name="P39"><text:span text:style-name="T13">SMB Analysis</text:span></text:p>
      <text:p text:style-name="Preformatted_20_Text"/>
      <text:p text:style-name="Preformatted_20_Text">Extracting user login credentials into a report. Use awk to produce</text:p>
      <text:p text:style-name="Preformatted_20_Text">a more useful timestamp while we're at it:</text:p>
      <text:p text:style-name="Preformatted_20_Text"/>
      <text:p text:style-name="Preformatted_20_Text"><text:s text:c="5"/>tshark -n -r <text:span text:style-name="T12">SMB</text:span>.pcap </text:p>
      <text:p text:style-name="Preformatted_20_Text"><text:s text:c="10"/>-Y 'ntlmssp.auth.domain and ntlmssp.auth.domain != NULL' </text:p>
      <text:p text:style-name="Preformatted_20_Text"><text:s text:c="10"/>-T fields -e frame.time_epoch -e ip.src -e ip.dst </text:p>
      <text:p text:style-name="Preformatted_20_Text"><text:s text:c="20"/>-e ntlmssp.auth.domain -e ntlmssp.auth.username | </text:p>
      <text:p text:style-name="Preformatted_20_Text"><text:s text:c="8"/>awk '{$1 = strftime("%F %T", $1);print}' &gt;smb-logins</text:p>
      <text:p text:style-name="Preformatted_20_Text"/>
      <text:p text:style-name="Preformatted_20_Text">Similar process for extracting logs of share accesses and file accesses:</text:p>
      <text:p text:style-name="Preformatted_20_Text"/>
      <text:p text:style-name="P41"><text:s text:c="5"/>tshark -n -r s <text:span text:style-name="T12">SMB</text:span>.pcap -Y smb.path </text:p>
      <text:p text:style-name="Preformatted_20_Text"><text:s text:c="9"/>-T fields -e frame.time_epoch -e ip.src -e ip.dst -e smb.path |</text:p>
      <text:p text:style-name="Preformatted_20_Text"><text:s text:c="8"/>awk '{$1 = strftime("%F %T", $1);print}' &gt;smb-shares</text:p>
      <text:p text:style-name="Preformatted_20_Text"/>
      <text:p text:style-name="P41"><text:s text:c="5"/>tshark -n -r <text:span text:style-name="T12">SMB</text:span>.pcap -Y smb.file</text:p>
      <text:p text:style-name="Preformatted_20_Text"><text:s text:c="9"/>-T fields -e frame.time_epoch -e ip.src -e ip.dst -e smb.file |</text:p>
      <text:p text:style-name="Preformatted_20_Text"><text:s text:c="8"/>awk '{$1 = strftime("%F %T", $1);print}' &gt;smb-file-access</text:p>
      <text:p text:style-name="Preformatted_20_Text"/>
      <text:p text:style-name="Preformatted_20_Text">Create a histogram of most common share or file access (leave off the</text:p>
      <text:p text:style-name="Preformatted_20_Text">"sort -nr" to see file paths in alphabetically sorted order with counts):</text:p>
      <text:p text:style-name="Preformatted_20_Text"/>
      <text:p text:style-name="P41"><text:s text:c="5"/>tshark -n -r <text:span text:style-name="T12">SMB</text:span>.pcap -Y smb.path</text:p>
      <text:p text:style-name="Preformatted_20_Text"><text:s text:c="9"/>-T fields -e smb.path | sort | uniq -c | sort -nr</text:p>
      <text:p text:style-name="Preformatted_20_Text"/>
      <text:p text:style-name="P41"><text:s text:c="5"/>tshark -n -r <text:span text:style-name="T12">SMB</text:span>.pcap -Y smb.file</text:p>
      <text:p text:style-name="Preformatted_20_Text"><text:s text:c="9"/>-T fields -e smb.file | sort | uniq -c | sort -nr</text:p>
      <text:p text:style-name="Preformatted_20_Text"/>
      <text:p text:style-name="Preformatted_20_Text">See scheduled tasks being created:</text:p>
      <text:p text:style-name="Preformatted_20_Text"/>
      <text:p text:style-name="P41"><text:s text:c="5"/>tshark -n -r <text:span text:style-name="T12">SMB</text:span>.pcap </text:p>
      <text:p text:style-name="Preformatted_20_Text"><text:s text:c="9"/>-Y 'atsvc.atsvc_JobInfo.command' </text:p>
      <text:p text:style-name="P42"><text:s text:c="9"/>-T fields -e ip.src -e ip.dst -e atsvc.atsvc_JobInfo.command</text:p>
      <text:p text:style-name="P38">Extract GOOGLE SEARCH TERMS from pcap</text:p>
      <text:p text:style-name="P38"/>
      <text:p text:style-name="P40"><text:s/><text:span text:style-name="T15">$ tshark -n -r captured.pcap </text:span></text:p>
      <text:p text:style-name="Preformatted_20_Text"><text:s text:c="12"/>-Y 'http.request.uri contains "complete/search"' </text:p>
      <text:p text:style-name="Preformatted_20_Text"><text:s text:c="12"/>-T fields -e http.request.uri | sed 's/.*q=//'</text:p>
      <text:p text:style-name="Preformatted_20_Text"/>
      <text:p text:style-name="Preformatted_20_Text">URL encoding has transformed the non-letter characters into hex escape codes like "%2B". <text:s/>Perl one-liner on the command line:</text:p>
      <text:p text:style-name="Preformatted_20_Text"/>
      <text:p text:style-name="Preformatted_20_Text"><text:s text:c="5"/>$ perl -pe 's/%(..)/chr(hex($1))/ge' base64_extraction.txt &gt; </text:p>
      <text:p text:style-name="P42"><text:s text:c="11"/>base64_native.txt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08:42:25.224722604</meta:creation-date>
    <dc:date>2016-09-13T14:02:25.611838821</dc:date>
    <meta:editing-duration>P1DT3H55M46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5" meta:paragraph-count="128" meta:word-count="1226" meta:character-count="9208" meta:non-whitespace-character-count="6877"/>
  </office:meta>
</office:document-meta>
</file>